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officeooo:paragraph-rsid="003a9035"/>
    </style:style>
    <style:style style:name="P6" style:family="paragraph" style:parent-style-name="Standard" style:list-style-name="L1">
      <style:text-properties style:font-name="DejaVu Sans Condensed" fo:font-size="12pt" officeooo:rsid="002c022a" officeooo:paragraph-rsid="002c022a" style:font-size-asian="12pt" style:font-size-complex="12pt"/>
    </style:style>
    <style:style style:name="P7" style:family="paragraph" style:parent-style-name="Standard" style:list-style-name="L1">
      <style:text-properties style:font-name="DejaVu Sans Condensed" fo:font-size="12pt" officeooo:rsid="003f5c91" officeooo:paragraph-rsid="003f5c91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39aab5" style:font-size-asian="12pt" style:font-size-complex="12pt"/>
    </style:style>
    <style:style style:name="P11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rsid="00148c7a" officeooo:paragraph-rsid="0035c811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paragraph-rsid="0035c81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4163d7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officeooo:paragraph-rsid="00116df3"/>
    </style:style>
    <style:style style:name="P21" style:family="paragraph" style:parent-style-name="Standard" style:list-style-name="L7">
      <style:text-properties officeooo:paragraph-rsid="002d9e4c"/>
    </style:style>
    <style:style style:name="P22" style:family="paragraph" style:parent-style-name="Standard" style:list-style-name="L8">
      <style:text-properties officeooo:paragraph-rsid="0038139d"/>
    </style:style>
    <style:style style:name="P23" style:family="paragraph" style:parent-style-name="Standard" style:list-style-name="L9">
      <style:text-properties officeooo:paragraph-rsid="00116df3"/>
    </style:style>
    <style:style style:name="P24" style:family="paragraph" style:parent-style-name="Standard" style:list-style-name="L11">
      <style:text-properties officeooo:paragraph-rsid="00116df3"/>
    </style:style>
    <style:style style:name="P25" style:family="paragraph" style:parent-style-name="Standard" style:list-style-name="L12">
      <style:text-properties officeooo:paragraph-rsid="00116df3"/>
    </style:style>
    <style:style style:name="P26" style:family="paragraph" style:parent-style-name="Standard" style:list-style-name="L12">
      <style:text-properties officeooo:rsid="00393cd9" officeooo:paragraph-rsid="00393cd9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163d7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163d7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3cd1c" style:font-size-asian="12pt" style:font-size-complex="12pt"/>
    </style:style>
    <style:style style:name="T10" style:family="text">
      <style:text-properties style:font-name="DejaVu Sans Condensed" fo:font-size="12pt" officeooo:rsid="00297b02" style:font-size-asian="12pt" style:font-size-complex="12pt"/>
    </style:style>
    <style:style style:name="T11" style:family="text">
      <style:text-properties style:font-name="DejaVu Sans Condensed" fo:font-size="12pt" officeooo:rsid="002cde99" style:font-size-asian="12pt" style:font-size-complex="12pt"/>
    </style:style>
    <style:style style:name="T12" style:family="text">
      <style:text-properties style:font-name="DejaVu Sans Condensed" fo:font-size="12pt" officeooo:rsid="0037b855" style:font-size-asian="12pt" style:font-size-complex="12pt"/>
    </style:style>
    <style:style style:name="T13" style:family="text">
      <style:text-properties style:font-name="DejaVu Sans Condensed" fo:font-size="12pt" officeooo:rsid="0038139d" style:font-size-asian="12pt" style:font-size-complex="12pt"/>
    </style:style>
    <style:style style:name="T14" style:family="text">
      <style:text-properties style:font-name="DejaVu Sans Condensed" fo:font-size="12pt" officeooo:rsid="002c022a" style:font-size-asian="12pt" style:font-size-complex="12pt"/>
    </style:style>
    <style:style style:name="T15" style:family="text">
      <style:text-properties style:font-name="DejaVu Sans Condensed" fo:font-size="12pt" officeooo:rsid="003c08d5" style:font-size-asian="12pt" style:font-size-complex="12pt"/>
    </style:style>
    <style:style style:name="T16" style:family="text">
      <style:text-properties style:font-name="DejaVu Sans Condensed" fo:font-size="12pt" officeooo:rsid="003a9035" style:font-size-asian="12pt" style:font-size-complex="12pt"/>
    </style:style>
    <style:style style:name="T17" style:family="text">
      <style:text-properties style:font-name="DejaVu Sans Condensed" fo:font-size="12pt" officeooo:rsid="0035c811" style:font-size-asian="12pt" style:font-size-complex="12pt"/>
    </style:style>
    <style:style style:name="T18" style:family="text">
      <style:text-properties style:font-name="DejaVu Sans Condensed" fo:font-size="12pt" officeooo:rsid="003d49d8" style:font-size-asian="12pt" style:font-size-complex="12pt"/>
    </style:style>
    <style:style style:name="T19" style:family="text">
      <style:text-properties officeooo:rsid="001e796a"/>
    </style:style>
    <style:style style:name="T20" style:family="text">
      <style:text-properties officeooo:rsid="001f81ba"/>
    </style:style>
    <style:style style:name="T21" style:family="text">
      <style:text-properties officeooo:rsid="00216278"/>
    </style:style>
    <style:style style:name="T22" style:family="text">
      <style:text-properties officeooo:rsid="00221931"/>
    </style:style>
    <style:style style:name="T23" style:family="text">
      <style:text-properties officeooo:rsid="0023cd1c"/>
    </style:style>
    <style:style style:name="T24" style:family="text">
      <style:text-properties officeooo:rsid="0025f635"/>
    </style:style>
    <style:style style:name="T25" style:family="text">
      <style:text-properties officeooo:rsid="002c022a"/>
    </style:style>
    <style:style style:name="T26" style:family="text">
      <style:text-properties officeooo:rsid="002cde99"/>
    </style:style>
    <style:style style:name="T27" style:family="text">
      <style:text-properties officeooo:rsid="0030deb3"/>
    </style:style>
    <style:style style:name="T28" style:family="text">
      <style:text-properties officeooo:rsid="0032b173"/>
    </style:style>
    <style:style style:name="T29" style:family="text">
      <style:text-properties officeooo:rsid="00342371"/>
    </style:style>
    <style:style style:name="T30" style:family="text">
      <style:text-properties officeooo:rsid="003449a2"/>
    </style:style>
    <style:style style:name="T31" style:family="text">
      <style:text-properties officeooo:rsid="0035c811"/>
    </style:style>
    <style:style style:name="T32" style:family="text">
      <style:text-properties officeooo:rsid="003d49d8"/>
    </style:style>
    <style:style style:name="T33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3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19"><text:span text:style-name="T27">1</text:span><text:span text:style-name="T28">0</text:span><text:span text:style-name="T20">3</text:span><text:span text:style-name="T19"> - </text:span><text:span text:style-name="T27">Controls 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 -- <text:span text:style-name="T25">Radar power</text:span></text:p>
      <text:list text:style-name="L1">
        <text:list-item>
          <text:p text:style-name="P5"><text:span text:style-name="T14">1</text:span><text:span text:style-name="T15">/</text:span><text:span text:style-name="T16">2</text:span><text:span text:style-name="T14">: </text:span><text:span text:style-name="T17">Radar Power PCH </text:span><text:span text:style-name="T14">Warm-up </text:span><text:span text:style-name="T17">(WARM-UP) </text:span><text:span text:style-name="T14">(takes 3 minutes</text:span><text:span text:style-name="T16">, </text:span><text:span text:style-name="T17">no need to map Radar OFF</text:span><text:span text:style-name="T16">)</text:span></text:p>
        </text:list-item>
        <text:list-item>
          <text:p text:style-name="P6">3: <text:span text:style-name="T31">Radar Power SIL Standby (STBY)</text:span></text:p>
        </text:list-item>
        <text:list-item>
          <text:p text:style-name="P6">4: <text:span text:style-name="T31">Radar Power EM On (EMIT)</text:span></text:p>
        </text:list-item>
        <text:list-item>
          <text:p text:style-name="P7">5: --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9">F: <text:span text:style-name="T31">F</text:span><text:span text:style-name="T26">lashlight</text:span><text:span text:style-name="T31"> toggle</text:span></text:p>
        </text:list-item>
      </text:list>
      <text:p text:style-name="P1">T2 switch</text:p>
      <text:list text:style-name="L4">
        <text:list-item>
          <text:p text:style-name="P10">F: <text:span text:style-name="T29">Selective Jettison OPEN&amp;ON else CLOSED (doesn't actually jettison, but arms the selective jettison switch</text:span><text:span text:style-name="T30">)</text:span></text:p>
        </text:list-item>
      </text:list>
      <text:p text:style-name="P1">T3 switch</text:p>
      <text:list text:style-name="L5">
        <text:list-item>
          <text:p text:style-name="P14">F: <text:span text:style-name="T32">Radar PPI mode (wedge), else B-Scope mode (square, bottom distorted outward)</text:span></text:p>
        </text:list-item>
      </text:list>
      <text:p text:style-name="P1">T4 switch</text:p>
      <text:list text:style-name="L6">
        <text:list-item>
          <text:p text:style-name="P20"><text:span text:style-name="T7">F: </text:span><text:span text:style-name="T18">TDC mode Z (directly control antenna elevation), else S (set altitude, elevation changes as needed)</text:span></text:p>
        </text:list-item>
      </text:list>
      <text:p text:style-name="P1">Lighted Buttons -- Master Modes, Master Arm, carrier calls</text:p>
      <text:list text:style-name="L7">
        <text:list-item>
          <text:p text:style-name="P21"><text:span text:style-name="T7">B1</text:span><text:span text:style-name="T8">: </text:span><text:span text:style-name="T9">Gun arm toggle</text:span><text:span text:style-name="T8"><text:tab/><text:tab/></text:span><text:span text:style-name="T13"><text:tab/></text:span><text:span text:style-name="T7">B2: Master Arm </text:span><text:span text:style-name="T9">Toggle</text:span><text:span text:style-name="T7"><text:tab/></text:span><text:span text:style-name="T13"><text:tab/></text:span><text:span text:style-name="T7">B3: </text:span><text:span text:style-name="T9">FBW G-limiter toggle</text:span></text:p>
        </text:list-item>
      </text:list>
      <text:list text:style-name="L8">
        <text:list-item>
          <text:p text:style-name="P22"><text:span text:style-name="T7">B4: </text:span><text:span text:style-name="T13">Waypoint Decrement</text:span><text:span text:style-name="T7"><text:tab/></text:span><text:span text:style-name="T13"><text:tab/></text:span><text:span text:style-name="T7">B5: </text:span><text:span text:style-name="T13">Waypoint Increment</text:span><text:span text:style-name="T7"><text:tab/></text:span><text:span text:style-name="T13"><text:tab/></text:span><text:span text:style-name="T7">B6: </text:span><text:span text:style-name="T13">TOT/PAR button toggle</text:span></text:p>
        </text:list-item>
      </text:list>
      <text:p text:style-name="P1">T5 switch -- <text:span text:style-name="T21">Landing </text:span>Gear</text:p>
      <text:list text:style-name="L9">
        <text:list-item>
          <text:p text:style-name="P11">U: <text:span text:style-name="T22">Landing </text:span>Gear up</text:p>
        </text:list-item>
        <text:list-item>
          <text:p text:style-name="P12">D: <text:span text:style-name="T22">Landing </text:span>Gear down</text:p>
        </text:list-item>
        <text:list-item>
          <text:p text:style-name="P23"><text:span text:style-name="T8">S</text:span><text:span text:style-name="T7">-</text:span><text:span text:style-name="T8">D: </text:span><text:span text:style-name="T10">Drag chute </text:span><text:span text:style-name="T11">deploy</text:span><text:span text:style-name="T10"> (Only </text:span><text:span text:style-name="T11">available </text:span><text:span text:style-name="T10">if not using ECLAIR countermeasures pod)</text:span></text:p>
        </text:list-item>
      </text:list>
      <text:p text:style-name="P1">T6 switch -- <text:span text:style-name="T23">Air </text:span><text:span text:style-name="T1">Refueling </text:span><text:span text:style-name="T23">switch</text:span></text:p>
      <text:list text:style-name="L10">
        <text:list-item>
          <text:p text:style-name="P13">U/D: -- <text:span text:style-name="T23">(no manually controlled flaps)</text:span></text:p>
        </text:list-item>
        <text:list-item>
          <text:p text:style-name="P17"><text:span text:style-name="T2">S-U: </text:span><text:span text:style-name="T23">Air refueling transfer switch </text:span><text:span text:style-name="T31">ON (DAY)</text:span></text:p>
        </text:list-item>
        <text:list-item>
          <text:p text:style-name="P18"><text:span text:style-name="T1">S-</text:span><text:span text:style-name="T2">D: </text:span><text:span text:style-name="T23">Air refueling transfer switch </text:span><text:span text:style-name="T31">OFF</text:span></text:p>
        </text:list-item>
      </text:list>
      <text:p text:style-name="P1">T7 switch -- Canopy</text:p>
      <text:list text:style-name="L11">
        <text:list-item>
          <text:p text:style-name="P24"><text:span text:style-name="T8">U: Canopy up/down</text:span><text:span text:style-name="T12"> toggle</text:span></text:p>
        </text:list-item>
      </text:list>
      <text:p text:style-name="P1">E1 dial -- <text:span text:style-name="T1">Kneeboard</text:span></text:p>
      <text:list text:style-name="L12">
        <text:list-item>
          <text:p text:style-name="P15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</text:span><text:span text:style-name="T5">-L/S-R: RWR volume</text:span></text:p>
        </text:list-item>
      </text:list>
      <text:p text:style-name="P1">E2 dial -- <text:span text:style-name="T1">NVGs</text:span></text:p>
      <text:list text:style-name="L13">
        <text:list-item>
          <text:p text:style-name="P16">P: Toggle NVGs on/off <text:span text:style-name="T24">(only if enabled in Mission Editor; NVGs will be visible stowed above left instrument panel)</text:span></text:p>
        </text:list-item>
        <text:list-item>
          <text:p text:style-name="P16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2:54.265000000</dc:date>
    <meta:editing-duration>PT3H3M24S</meta:editing-duration>
    <meta:editing-cycles>4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277" meta:character-count="1505" meta:non-whitespace-character-count="1288"/>
  </office:meta>
</office:document-meta>
</file>